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.AppleSystemUIFont, system-ui, 'Segoe UI', Arial, Helvetic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.52cm" fo:margin-top="0cm" fo:margin-bottom="0cm" loext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7394d" style:font-name="apple-system" fo:font-size="7.94999980926514pt" fo:letter-spacing="normal" fo:font-style="normal" fo:font-weight="normal"/>
    </style:style>
    <style:style style:name="T1" style:family="text">
      <style:text-properties fo:font-variant="normal" fo:text-transform="none" fo:color="#17394d" style:font-name="apple-system" fo:font-size="7.94999980926514pt" fo:letter-spacing="normal" fo:font-style="normal" fo:font-weight="normal"/>
    </style:style>
    <style:style style:name="T2" style:family="text">
      <style:text-properties fo:font-variant="normal" fo:text-transform="none" fo:color="#17394d" style:font-name="apple-system" fo:font-size="7.94999980926514pt" fo:letter-spacing="normal" fo:font-style="normal" fo:font-weight="normal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Наши контакты<text:line-break/>443122, г. Самара, ул. Гористая 4<text:line-break/>+7 (846) 267 58 74<text:line-break/>+7 917 107 58 74<text:line-break/>+7 917 107 56 23<text:line-break/>+7 917 168 03 33<text:line-break/></text:span><text:a xlink:type="simple" xlink:href="mailto:ipk_s@mail.ru" text:style-name="Internet_20_link" text:visited-style-name="Visited_20_Internet_20_Link"><text:span text:style-name="T2">ipk_s@mail.ru</text:span></text:a></text:p>
      <text:p text:style-name="P2">Филиал в г. Тула<text:line-break/>адрес регистрируется, пока данных не дам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.AppleSystemUIFont, system-ui, 'Segoe UI', Arial, Helvetic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1:14:51.478756000</meta:creation-date>
    <dc:date>2019-04-08T11:16:32.460869000</dc:date>
    <meta:editing-duration>PT1M42S</meta:editing-duration>
    <meta:editing-cycles>4</meta:editing-cycles>
    <meta:generator>LibreOffice/6.1.3.2$MacOSX_X86_64 LibreOffice_project/86daf60bf00efa86ad547e59e09d6bb77c699acb</meta:generator>
    <meta:document-statistic meta:table-count="0" meta:image-count="0" meta:object-count="0" meta:page-count="1" meta:paragraph-count="2" meta:word-count="39" meta:character-count="188" meta:non-whitespace-character-count="151"/>
  </office:meta>
</office:document-meta>
</file>